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1893" officeooo:paragraph-rsid="00051893"/>
    </style:style>
    <style:style style:name="P2" style:family="paragraph" style:parent-style-name="Standard">
      <style:text-properties officeooo:rsid="0006f900" officeooo:paragraph-rsid="0006f900"/>
    </style:style>
    <style:style style:name="T1" style:family="text">
      <style:text-properties officeooo:rsid="000802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MPLO</text:p>
      <text:p text:style-name="P1"/>
      <text:p text:style-name="P1"/>
      <text:p text:style-name="P2">EXEMPLO 2<text:span text:style-name="T1">testeste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21:43:42.280731041</meta:creation-date>
    <dc:date>2023-08-09T22:21:15.399677975</dc:date>
    <meta:editing-duration>PT1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" meta:word-count="3" meta:character-count="26" meta:non-whitespace-character-count="25"/>
  </office:meta>
</office:document-meta>
</file>